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list-style-name="L1">
      <style:paragraph-properties fo:break-before="page"/>
    </style:style>
    <style:style style:name="P4" style:family="paragraph" style:parent-style-name="Preformatted_20_Text">
      <style:text-properties fo:color="#fcfcfa" style:font-name="JetBrains Mono" fo:font-size="9.80000019073486pt"/>
    </style:style>
    <style:style style:name="P5" style:family="paragraph" style:parent-style-name="Preformatted_20_Text">
      <style:paragraph-properties fo:margin-top="0in" fo:margin-bottom="0.1965in" fo:background-color="#2d2a2e">
        <style:background-image/>
      </style:paragraph-properties>
      <style:text-properties fo:color="#939293" style:font-name="JetBrains Mono" fo:font-size="13pt" style:font-size-asian="13pt" style:font-size-complex="13pt"/>
    </style:style>
    <style:style style:name="P6" style:family="paragraph" style:parent-style-name="Preformatted_20_Text">
      <style:paragraph-properties fo:background-color="#2d2a2e">
        <style:background-image/>
      </style:paragraph-properties>
      <style:text-properties fo:color="#fcfcfa" style:font-name="JetBrains Mono" fo:font-size="13pt" style:font-size-asian="13pt" style:font-size-complex="13pt"/>
    </style:style>
    <style:style style:name="P7" style:family="paragraph" style:parent-style-name="Preformatted_20_Text">
      <style:paragraph-properties fo:background-color="#2d2a2e">
        <style:background-image/>
      </style:paragraph-properties>
      <style:text-properties fo:color="#fcfcfa" fo:font-size="13pt" style:font-size-asian="13pt" style:font-size-complex="13pt"/>
    </style:style>
    <style:style style:name="P8" style:family="paragraph" style:parent-style-name="Preformatted_20_Text">
      <style:paragraph-properties fo:background-color="#2d2a2e">
        <style:background-image/>
      </style:paragraph-properties>
      <style:text-properties fo:color="#939293" fo:font-size="13pt" style:font-size-asian="13pt" style:font-size-complex="13pt"/>
    </style:style>
    <style:style style:name="P9" style:family="paragraph" style:parent-style-name="Preformatted_20_Text">
      <style:paragraph-properties fo:background-color="#2d2a2e">
        <style:background-image/>
      </style:paragraph-properties>
      <style:text-properties fo:color="#727072" style:font-name="JetBrains Mono" fo:font-size="13pt" fo:font-style="italic" style:font-size-asian="13pt" style:font-size-complex="13pt"/>
    </style:style>
    <style:style style:name="P10" style:family="paragraph" style:parent-style-name="Preformatted_20_Text">
      <style:paragraph-properties fo:background-color="#2d2a2e">
        <style:background-image/>
      </style:paragraph-properties>
      <style:text-properties fo:color="#727072" fo:font-size="13pt" style:font-size-asian="13pt" style:font-size-complex="13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6188"/>
    </style:style>
    <style:style style:name="T3" style:family="text">
      <style:text-properties fo:color="#ff6188" style:font-name="JetBrains Mono"/>
    </style:style>
    <style:style style:name="T4" style:family="text">
      <style:text-properties fo:color="#ff6188" style:font-name="JetBrains Mono" fo:font-size="9.80000019073486pt"/>
    </style:style>
    <style:style style:name="T5" style:family="text">
      <style:text-properties fo:color="#ff6188" fo:font-size="18pt" style:font-size-asian="18pt" style:font-size-complex="18pt"/>
    </style:style>
    <style:style style:name="T6" style:family="text">
      <style:text-properties fo:color="#78dce8" fo:font-style="italic"/>
    </style:style>
    <style:style style:name="T7" style:family="text">
      <style:text-properties fo:color="#78dce8" style:font-name="JetBrains Mono"/>
    </style:style>
    <style:style style:name="T8" style:family="text">
      <style:text-properties fo:color="#78dce8" style:font-name="JetBrains Mono" fo:font-size="9.80000019073486pt"/>
    </style:style>
    <style:style style:name="T9" style:family="text">
      <style:text-properties fo:color="#78dce8" style:font-name="JetBrains Mono" fo:font-size="9.80000019073486pt" fo:font-style="italic"/>
    </style:style>
    <style:style style:name="T10" style:family="text">
      <style:text-properties fo:color="#78dce8" style:font-name="JetBrains Mono" fo:font-style="italic"/>
    </style:style>
    <style:style style:name="T11" style:family="text">
      <style:text-properties fo:color="#78dce8" fo:font-size="18pt" fo:font-style="italic" style:font-size-asian="18pt" style:font-size-complex="18pt"/>
    </style:style>
    <style:style style:name="T12" style:family="text">
      <style:text-properties fo:color="#939293"/>
    </style:style>
    <style:style style:name="T13" style:family="text">
      <style:text-properties fo:color="#939293" style:font-name="JetBrains Mono"/>
    </style:style>
    <style:style style:name="T14" style:family="text">
      <style:text-properties fo:color="#939293" style:font-name="JetBrains Mono" fo:font-size="9.80000019073486pt"/>
    </style:style>
    <style:style style:name="T15" style:family="text">
      <style:text-properties fo:color="#939293" fo:font-size="18pt" style:font-size-asian="18pt" style:font-size-complex="18pt"/>
    </style:style>
    <style:style style:name="T16" style:family="text">
      <style:text-properties style:font-name="JetBrains Mono"/>
    </style:style>
    <style:style style:name="T17" style:family="text">
      <style:text-properties style:font-name="JetBrains Mono" fo:font-style="italic"/>
    </style:style>
    <style:style style:name="T18" style:family="text">
      <style:text-properties style:font-name="JetBrains Mono" fo:font-size="9.80000019073486pt"/>
    </style:style>
    <style:style style:name="T19" style:family="text">
      <style:text-properties style:font-name="JetBrains Mono" fo:font-size="9.80000019073486pt" fo:font-style="italic"/>
    </style:style>
    <style:style style:name="T20" style:family="text">
      <style:text-properties fo:color="#a9dc76" style:font-name="JetBrains Mono"/>
    </style:style>
    <style:style style:name="T21" style:family="text">
      <style:text-properties fo:color="#a9dc76" style:font-name="JetBrains Mono" fo:font-size="9.80000019073486pt"/>
    </style:style>
    <style:style style:name="T22" style:family="text">
      <style:text-properties fo:color="#f59762" style:font-name="JetBrains Mono"/>
    </style:style>
    <style:style style:name="T23" style:family="text">
      <style:text-properties fo:color="#f59762" style:font-name="JetBrains Mono" fo:font-size="9.80000019073486pt"/>
    </style:style>
    <style:style style:name="T24" style:family="text">
      <style:text-properties fo:color="#f59762" style:font-name="JetBrains Mono" fo:font-size="9.80000019073486pt" fo:font-style="italic"/>
    </style:style>
    <style:style style:name="T25" style:family="text">
      <style:text-properties fo:color="#f59762" style:font-name="JetBrains Mono" fo:font-style="italic"/>
    </style:style>
    <style:style style:name="T26" style:family="text">
      <style:text-properties fo:color="#ffd866" style:font-name="JetBrains Mono"/>
    </style:style>
    <style:style style:name="T27" style:family="text">
      <style:text-properties fo:color="#ffd866" style:font-name="JetBrains Mono" fo:font-size="9.80000019073486pt"/>
    </style:style>
    <style:style style:name="T28" style:family="text">
      <style:text-properties fo:color="#727072"/>
    </style:style>
    <style:style style:name="T29" style:family="text">
      <style:text-properties fo:color="#727072" style:font-name="JetBrains Mono" fo:font-size="9.80000019073486pt" fo:font-style="italic"/>
    </style:style>
    <style:style style:name="T30" style:family="text">
      <style:text-properties fo:color="#727072" style:font-name="JetBrains Mono" fo:font-style="italic"/>
    </style:style>
    <style:style style:name="T31" style:family="text">
      <style:text-properties fo:color="#ab9df2" style:font-name="JetBrains Mono"/>
    </style:style>
    <style:style style:name="T32" style:family="text">
      <style:text-properties fo:color="#ab9df2" style:font-name="JetBrains Mono" fo:font-size="9.80000019073486pt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"/><text:span text:style-name="T1">Name : Hardik Patel</text:span></text:p>
      <text:p text:style-name="Standard"><text:span text:style-name="T1"><text:s text:c="3"/>Std Id : 202103032</text:span></text:p>
      <text:p text:style-name="Standard"><text:span text:style-name="T1"/></text:p>
      <text:p text:style-name="Standard"><text:span text:style-name="T1">1. Differentiate between structured programming and object-oriented programming, with</text:span></text:p>
      <text:p text:style-name="Standard"><text:span text:style-name="T1">the help of the codes. Use two codes to show the varied features.</text:span></text:p>
      <text:p text:style-name="Standard"><text:span text:style-name="T1"/></text:p>
      <text:p text:style-name="P4"><text:span text:style-name="T5">package </text:span><text:span text:style-name="T11">com.OOP</text:span><text:span text:style-name="T15">;</text:span></text:p>
      <text:p text:style-name="P6"><text:span text:style-name="T2">import </text:span><text:span text:style-name="T6">java.util.Scanner</text:span><text:span text:style-name="T12">;</text:span></text:p>
      <text:p text:style-name="P6"><text:span text:style-name="T2">public class </text:span><text:span text:style-name="T6">StructureVsOop </text:span><text:span text:style-name="T12">{</text:span></text:p>
      <text:p text:style-name="P7"><text:span text:style-name="T12"><text:s text:c="4"/></text:span><text:span text:style-name="T3">static <text:s/></text:span><text:span text:style-name="T10">Scanner </text:span><text:span text:style-name="T17">in </text:span><text:span text:style-name="T3">= new </text:span><text:span text:style-name="T20">Scanner</text:span><text:span text:style-name="T13">(</text:span><text:span text:style-name="T10">System</text:span><text:span text:style-name="T13">.</text:span><text:span text:style-name="T22">in</text:span><text:span text:style-name="T13">);</text:span></text:p>
      <text:p text:style-name="P7"><text:span text:style-name="T12"><text:s text:c="4"/></text:span><text:span text:style-name="T3">public static void </text:span><text:span text:style-name="T20">main</text:span><text:span text:style-name="T13">(</text:span><text:span text:style-name="T10">String</text:span><text:span text:style-name="T13">[] </text:span><text:span text:style-name="T25">args</text:span><text:span text:style-name="T13">) {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6">"Enter two numbers : "</text:span><text:span text:style-name="T13">);</text:span></text:p>
      <text:p text:style-name="P7"><text:span text:style-name="T12"><text:s text:c="8"/></text:span><text:span text:style-name="T3">int </text:span><text:span text:style-name="T16">num1 </text:span><text:span text:style-name="T3">= </text:span><text:span text:style-name="T17">in</text:span><text:span text:style-name="T13">.</text:span><text:span text:style-name="T20">nextInt</text:span><text:span text:style-name="T13">();</text:span></text:p>
      <text:p text:style-name="P7"><text:span text:style-name="T12"><text:s text:c="8"/></text:span><text:span text:style-name="T3">int </text:span><text:span text:style-name="T16">num2 </text:span><text:span text:style-name="T3">= </text:span><text:span text:style-name="T17">in</text:span><text:span text:style-name="T13">.</text:span><text:span text:style-name="T20">nextInt</text:span><text:span text:style-name="T13">();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6">"With use of structured programming : "</text:span><text:span text:style-name="T13">);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16">num1 </text:span><text:span text:style-name="T3">+ </text:span><text:span text:style-name="T16">num2</text:span><text:span text:style-name="T13">); </text:span><text:span text:style-name="T30">// this will run only once</text:span></text:p>
      <text:p text:style-name="P7"><text:span text:style-name="T28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6">"With use of object oriented programming : "</text:span><text:span text:style-name="T13">);</text:span></text:p>
      <text:p text:style-name="P7"><text:span text:style-name="T12"><text:s text:c="8"/></text:span><text:span text:style-name="T17">object</text:span><text:span text:style-name="T13">(); </text:span><text:span text:style-name="T30">// this will run till infinity</text:span></text:p>
      <text:p text:style-name="P7"><text:span text:style-name="T28"><text:s text:c="4"/></text:span><text:span text:style-name="T13">}</text:span></text:p>
      <text:p text:style-name="P7"><text:span text:style-name="T12"><text:s text:c="4"/></text:span><text:span text:style-name="T3">static void </text:span><text:span text:style-name="T20">object</text:span><text:span text:style-name="T13">() {</text:span></text:p>
      <text:p text:style-name="P7"><text:span text:style-name="T12"><text:s text:c="8"/></text:span><text:span text:style-name="T3">int </text:span><text:span text:style-name="T16">num1 </text:span><text:span text:style-name="T3">= </text:span><text:span text:style-name="T17">in</text:span><text:span text:style-name="T13">.</text:span><text:span text:style-name="T20">nextInt</text:span><text:span text:style-name="T13">();</text:span></text:p>
      <text:p text:style-name="P7"><text:span text:style-name="T12"><text:s text:c="8"/></text:span><text:span text:style-name="T3">int </text:span><text:span text:style-name="T16">num2 </text:span><text:span text:style-name="T3">= </text:span><text:span text:style-name="T17">in</text:span><text:span text:style-name="T13">.</text:span><text:span text:style-name="T20">nextInt</text:span><text:span text:style-name="T13">();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16">num1 </text:span><text:span text:style-name="T3">+ </text:span><text:span text:style-name="T16">num2</text:span><text:span text:style-name="T13">);</text:span></text:p>
      <text:p text:style-name="P7"><text:span text:style-name="T12"><text:s text:c="8"/></text:span><text:span text:style-name="T17">object</text:span><text:span text:style-name="T13">();</text:span></text:p>
      <text:p text:style-name="P8"><text:s text:c="4"/><text:span text:style-name="T16">}</text:span></text:p>
      <text:p text:style-name="P5">}</text:p>
      <text:p text:style-name="Standard"><text:span text:style-name="T1"/></text:p>
      <text:p text:style-name="P2"><text:span text:style-name="T1">2. WAP in JAVA program to reverse a number using:</text:span></text:p>
      <text:p text:style-name="Standard"><text:span text:style-name="T1">a. Using loop</text:span></text:p>
      <text:p text:style-name="Standard"><text:span text:style-name="T1">b. Using recursion</text:span></text:p>
      <text:p text:style-name="Standard"><text:span text:style-name="T1"/></text:p>
      <text:p text:style-name="P4"><text:span text:style-name="T5">package </text:span><text:span text:style-name="T11">com.OOP</text:span><text:span text:style-name="T15">;</text:span></text:p>
      <text:p text:style-name="P6"><text:span text:style-name="T2">import </text:span><text:span text:style-name="T6">java.util.Scanner</text:span><text:span text:style-name="T12">;</text:span></text:p>
      <text:p text:style-name="P6"><text:span text:style-name="T2">public class </text:span><text:span text:style-name="T6">ReverseNumber </text:span><text:span text:style-name="T12">{</text:span></text:p>
      <text:p text:style-name="P7"><text:span text:style-name="T12"><text:s text:c="4"/></text:span><text:span text:style-name="T3">public static void </text:span><text:span text:style-name="T20">main</text:span><text:span text:style-name="T13">(</text:span><text:span text:style-name="T10">String</text:span><text:span text:style-name="T13">[] </text:span><text:span text:style-name="T25">args</text:span><text:span text:style-name="T13">) {</text:span></text:p>
      <text:p text:style-name="P7"><text:span text:style-name="T12"><text:s text:c="8"/></text:span><text:span text:style-name="T10">Scanner </text:span><text:span text:style-name="T16">in </text:span><text:span text:style-name="T3">= new </text:span><text:span text:style-name="T20">Scanner</text:span><text:span text:style-name="T13">(</text:span><text:span text:style-name="T10">System</text:span><text:span text:style-name="T13">.</text:span><text:span text:style-name="T22">in</text:span><text:span text:style-name="T13">);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6">"Using loop"</text:span><text:span text:style-name="T13">);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6">"Enter the Number : "</text:span><text:span text:style-name="T13">);</text:span></text:p>
      <text:p text:style-name="P7"><text:span text:style-name="T12"><text:s text:c="8"/></text:span><text:span text:style-name="T3">int </text:span><text:span text:style-name="T16">num </text:span><text:span text:style-name="T3">= </text:span><text:span text:style-name="T16">in</text:span><text:span text:style-name="T13">.</text:span><text:span text:style-name="T20">nextInt</text:span><text:span text:style-name="T13">();</text:span></text:p>
      <text:p text:style-name="P7"><text:span text:style-name="T12"><text:s text:c="8"/></text:span><text:span text:style-name="T3">int </text:span><text:span text:style-name="T16">temp</text:span><text:span text:style-name="T13">,</text:span><text:span text:style-name="T16">n</text:span><text:span text:style-name="T3">=</text:span><text:span text:style-name="T16">num</text:span><text:span text:style-name="T13">; <text:s text:c="2"/></text:span><text:span text:style-name="T30">// every time number will change that's why we save that in temp</text:span></text:p>
      <text:p text:style-name="P7"><text:span text:style-name="T28"><text:s text:c="8"/></text:span><text:span text:style-name="T3">while</text:span><text:span text:style-name="T13">(</text:span><text:span text:style-name="T16">num</text:span><text:span text:style-name="T3">&gt;</text:span><text:span text:style-name="T31">0</text:span><text:span text:style-name="T13">){</text:span></text:p>
      <text:p text:style-name="P7"><text:span text:style-name="T12"><text:s text:c="12"/></text:span><text:span text:style-name="T16">temp </text:span><text:span text:style-name="T3">= </text:span><text:span text:style-name="T16">num</text:span><text:span text:style-name="T3">%</text:span><text:span text:style-name="T31">10</text:span><text:span text:style-name="T13">; <text:s text:c="2"/></text:span><text:span text:style-name="T30">// modulo will give us remainder means last digit</text:span></text:p>
      <text:p text:style-name="P7"><text:span text:style-name="T28"><text:s text:c="12"/></text:span><text:span text:style-name="T10">System</text:span><text:span text:style-name="T13">.</text:span><text:span text:style-name="T22">out</text:span><text:span text:style-name="T13">.</text:span><text:span text:style-name="T20">print</text:span><text:span text:style-name="T13">(</text:span><text:span text:style-name="T16">temp</text:span><text:span text:style-name="T13">);</text:span></text:p>
      <text:p text:style-name="P7"><text:span text:style-name="T12"><text:s text:c="12"/></text:span><text:span text:style-name="T16">num</text:span><text:span text:style-name="T3">=</text:span><text:span text:style-name="T16">num</text:span><text:span text:style-name="T3">/</text:span><text:span text:style-name="T31">10</text:span><text:span text:style-name="T13">;</text:span></text:p>
      <text:p text:style-name="P8"><text:s text:c="8"/><text:span text:style-name="T16">}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</text:span><text:span text:style-name="T13">(</text:span><text:span text:style-name="T26">"</text:span><text:span text:style-name="T7">\n</text:span><text:span text:style-name="T26">Using recursion</text:span><text:span text:style-name="T7">\n</text:span><text:span text:style-name="T26">"</text:span><text:span text:style-name="T13">);</text:span></text:p>
      <text:p text:style-name="P7"><text:span text:style-name="T12"><text:s text:c="8"/></text:span><text:span text:style-name="T17">reverse</text:span><text:span text:style-name="T13">(</text:span><text:span text:style-name="T16">n</text:span><text:span text:style-name="T13">);</text:span></text:p>
      <text:p text:style-name="P8"><text:s text:c="4"/><text:span text:style-name="T16">}</text:span></text:p>
      <text:p text:style-name="P7"><text:span text:style-name="T12"><text:s text:c="4"/></text:span><text:span text:style-name="T3">static void </text:span><text:span text:style-name="T20">reverse</text:span><text:span text:style-name="T13">(</text:span><text:span text:style-name="T3">int </text:span><text:span text:style-name="T25">num</text:span><text:span text:style-name="T13">){</text:span></text:p>
      <text:p text:style-name="P7"><text:span text:style-name="T12"><text:s text:c="8"/></text:span><text:span text:style-name="T3">if</text:span><text:span text:style-name="T13">(</text:span><text:span text:style-name="T25">num</text:span><text:span text:style-name="T3">&lt;</text:span><text:span text:style-name="T31">10</text:span><text:span text:style-name="T13">){</text:span></text:p>
      <text:p text:style-name="P7"><text:span text:style-name="T12"><text:s text:c="12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5">num</text:span><text:span text:style-name="T13">);</text:span></text:p>
      <text:p text:style-name="P8"><text:s text:c="8"/><text:span text:style-name="T16">}</text:span></text:p>
      <text:p text:style-name="P7"><text:span text:style-name="T12"><text:s text:c="8"/></text:span><text:span text:style-name="T3">else</text:span><text:span text:style-name="T13">{</text:span></text:p>
      <text:p text:style-name="P7"><text:span text:style-name="T12"><text:s text:c="12"/></text:span><text:span text:style-name="T10">System</text:span><text:span text:style-name="T13">.</text:span><text:span text:style-name="T22">out</text:span><text:span text:style-name="T13">.</text:span><text:span text:style-name="T20">print</text:span><text:span text:style-name="T13">(</text:span><text:span text:style-name="T25">num</text:span><text:span text:style-name="T3">%</text:span><text:span text:style-name="T31">10</text:span><text:span text:style-name="T13">);</text:span></text:p>
      <text:p text:style-name="P7"><text:span text:style-name="T12"><text:s text:c="12"/></text:span><text:span text:style-name="T17">reverse</text:span><text:span text:style-name="T13">(</text:span><text:span text:style-name="T25">num</text:span><text:span text:style-name="T3">/</text:span><text:span text:style-name="T31">10</text:span><text:span text:style-name="T13">);</text:span></text:p>
      <text:p text:style-name="P8"><text:s text:c="8"/><text:span text:style-name="T16">}</text:span></text:p>
      <text:p text:style-name="P8"><text:s text:c="4"/><text:span text:style-name="T16">}</text:span></text:p>
      <text:p text:style-name="P5">}</text:p>
      <text:p text:style-name="Standard"/>
      <text:list xml:id="list5292774081097206831" text:style-name="L1">
        <text:list-header>
          <text:p text:style-name="P3"><text:span text:style-name="T1">3.WAP in JAVA code to implement Linear search using arrays.</text:span></text:p>
        </text:list-header>
      </text:list>
      <text:p text:style-name="Standard"><text:span text:style-name="T1"/></text:p>
      <text:p text:style-name="P4"><text:span text:style-name="T5">package </text:span><text:span text:style-name="T11">com.OOP</text:span><text:span text:style-name="T15">;</text:span></text:p>
      <text:p text:style-name="P6"><text:span text:style-name="T2">import </text:span><text:span text:style-name="T6">java.util.Scanner</text:span><text:span text:style-name="T12">;</text:span></text:p>
      <text:p text:style-name="P6"><text:span text:style-name="T2">public class </text:span><text:span text:style-name="T6">LinearSearch </text:span><text:span text:style-name="T12">{</text:span></text:p>
      <text:p text:style-name="P7"><text:span text:style-name="T12"><text:s text:c="4"/></text:span><text:span text:style-name="T3">public static void </text:span><text:span text:style-name="T20">main</text:span><text:span text:style-name="T13">(</text:span><text:span text:style-name="T10">String</text:span><text:span text:style-name="T13">[] </text:span><text:span text:style-name="T25">args</text:span><text:span text:style-name="T13">) {</text:span></text:p>
      <text:p text:style-name="P7"><text:span text:style-name="T12"><text:s text:c="8"/></text:span><text:span text:style-name="T10">Scanner </text:span><text:span text:style-name="T16">in </text:span><text:span text:style-name="T3">= new </text:span><text:span text:style-name="T20">Scanner</text:span><text:span text:style-name="T13">(</text:span><text:span text:style-name="T10">System</text:span><text:span text:style-name="T13">.</text:span><text:span text:style-name="T22">in</text:span><text:span text:style-name="T13">);</text:span></text:p>
      <text:p text:style-name="P9">// <text:s text:c="7"/>int[] array= {1,2,5,7,9,10,55,70}; <text:s/>//increasing order</text:p>
      <text:p text:style-name="P7"><text:span text:style-name="T28"><text:s text:c="8"/></text:span><text:span text:style-name="T3">int</text:span><text:span text:style-name="T13">[] </text:span><text:span text:style-name="T16">array </text:span><text:span text:style-name="T3">= </text:span><text:span text:style-name="T13">{</text:span><text:span text:style-name="T31">5</text:span><text:span text:style-name="T13">,</text:span><text:span text:style-name="T31">3</text:span><text:span text:style-name="T13">,</text:span><text:span text:style-name="T31">1</text:span><text:span text:style-name="T13">,</text:span><text:span text:style-name="T31">0</text:span><text:span text:style-name="T13">,</text:span><text:span text:style-name="T3">-</text:span><text:span text:style-name="T31">8</text:span><text:span text:style-name="T13">}; <text:s text:c="2"/></text:span><text:span text:style-name="T30">//decreasing order</text:span></text:p>
      <text:p text:style-name="P7"><text:span text:style-name="T28"><text:s text:c="8"/></text:span><text:span text:style-name="T3">int </text:span><text:span text:style-name="T16">target </text:span><text:span text:style-name="T3">= </text:span><text:span text:style-name="T16">in</text:span><text:span text:style-name="T13">.</text:span><text:span text:style-name="T20">nextInt</text:span><text:span text:style-name="T13">();</text:span></text:p>
      <text:p text:style-name="P7"><text:span text:style-name="T12"><text:s text:c="8"/></text:span><text:span text:style-name="T3">int </text:span><text:span text:style-name="T16">start</text:span><text:span text:style-name="T3">=</text:span><text:span text:style-name="T31">0</text:span><text:span text:style-name="T13">;</text:span></text:p>
      <text:p text:style-name="P7"><text:span text:style-name="T12"><text:s text:c="8"/></text:span><text:span text:style-name="T3">int </text:span><text:span text:style-name="T16">end</text:span><text:span text:style-name="T3">= </text:span><text:span text:style-name="T16">array</text:span><text:span text:style-name="T13">.</text:span><text:span text:style-name="T16">length</text:span><text:span text:style-name="T3">-</text:span><text:span text:style-name="T31">1</text:span><text:span text:style-name="T13">;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17">linearSearch</text:span><text:span text:style-name="T13">(</text:span><text:span text:style-name="T16">array</text:span><text:span text:style-name="T13">,</text:span><text:span text:style-name="T16">start</text:span><text:span text:style-name="T13">,</text:span><text:span text:style-name="T16">end</text:span><text:span text:style-name="T13">,</text:span><text:span text:style-name="T16">target</text:span><text:span text:style-name="T13">));</text:span></text:p>
      <text:p text:style-name="P8"><text:s text:c="4"/><text:span text:style-name="T16">}</text:span></text:p>
      <text:p text:style-name="P7"><text:span text:style-name="T12"><text:s text:c="4"/></text:span><text:span text:style-name="T3">static int </text:span><text:span text:style-name="T20">linearSearch</text:span><text:span text:style-name="T13">(</text:span><text:span text:style-name="T3">int</text:span><text:span text:style-name="T13">[] </text:span><text:span text:style-name="T25">arr</text:span><text:span text:style-name="T13">,</text:span><text:span text:style-name="T3">int </text:span><text:span text:style-name="T25">start</text:span><text:span text:style-name="T13">,</text:span><text:span text:style-name="T3">int </text:span><text:span text:style-name="T25">end</text:span><text:span text:style-name="T13">,</text:span><text:span text:style-name="T3">int </text:span><text:span text:style-name="T25">target</text:span><text:span text:style-name="T13">){</text:span></text:p>
      <text:p text:style-name="P7"><text:span text:style-name="T12"><text:s text:c="8"/></text:span><text:span text:style-name="T30">// condition tells us that weather array is in increasing</text:span></text:p>
      <text:p text:style-name="P10"><text:s text:c="8"/><text:span text:style-name="T17">// or decreasing order</text:span></text:p>
      <text:p text:style-name="P7"><text:span text:style-name="T28"><text:s text:c="8"/></text:span><text:span text:style-name="T3">if</text:span><text:span text:style-name="T13">(</text:span><text:span text:style-name="T25">arr</text:span><text:span text:style-name="T13">[</text:span><text:span text:style-name="T25">start</text:span><text:span text:style-name="T13">]</text:span><text:span text:style-name="T3">&lt;</text:span><text:span text:style-name="T25">arr</text:span><text:span text:style-name="T13">[</text:span><text:span text:style-name="T25">end</text:span><text:span text:style-name="T13">]){</text:span></text:p>
      <text:p text:style-name="P7"><text:span text:style-name="T12"><text:s text:c="12"/></text:span><text:span text:style-name="T3">for </text:span><text:span text:style-name="T13">(</text:span><text:span text:style-name="T3">int </text:span><text:span text:style-name="T16">i </text:span><text:span text:style-name="T3">= </text:span><text:span text:style-name="T31">0</text:span><text:span text:style-name="T13">; </text:span><text:span text:style-name="T16">i </text:span><text:span text:style-name="T3">&lt; </text:span><text:span text:style-name="T25">arr</text:span><text:span text:style-name="T13">.</text:span><text:span text:style-name="T16">length </text:span><text:span text:style-name="T13">; </text:span><text:span text:style-name="T16">i</text:span><text:span text:style-name="T3">++</text:span><text:span text:style-name="T13">) {</text:span></text:p>
      <text:p text:style-name="P7"><text:span text:style-name="T12"><text:s text:c="16"/></text:span><text:span text:style-name="T3">if</text:span><text:span text:style-name="T13">(</text:span><text:span text:style-name="T25">arr</text:span><text:span text:style-name="T13">[</text:span><text:span text:style-name="T16">i</text:span><text:span text:style-name="T13">]</text:span><text:span text:style-name="T3">==</text:span><text:span text:style-name="T25">target</text:span><text:span text:style-name="T13">){</text:span></text:p>
      <text:p text:style-name="P7"><text:span text:style-name="T12"><text:s text:c="20"/></text:span><text:span text:style-name="T3">return </text:span><text:span text:style-name="T16">i</text:span><text:span text:style-name="T13">;</text:span></text:p>
      <text:p text:style-name="P8"><text:s text:c="16"/><text:span text:style-name="T16">}</text:span></text:p>
      <text:p text:style-name="P8"><text:s text:c="12"/><text:span text:style-name="T16">}</text:span></text:p>
      <text:p text:style-name="P8"><text:s text:c="8"/><text:span text:style-name="T16">}</text:span></text:p>
      <text:p text:style-name="P7"><text:span text:style-name="T12"><text:s text:c="8"/></text:span><text:span text:style-name="T3">else</text:span><text:span text:style-name="T13">{</text:span></text:p>
      <text:p text:style-name="P7"><text:span text:style-name="T12"><text:s text:c="12"/></text:span><text:span text:style-name="T3">for </text:span><text:span text:style-name="T13">(</text:span><text:span text:style-name="T3">int </text:span><text:span text:style-name="T16">i </text:span><text:span text:style-name="T3">= </text:span><text:span text:style-name="T25">end</text:span><text:span text:style-name="T13">; </text:span><text:span text:style-name="T16">i </text:span><text:span text:style-name="T3">&gt;= </text:span><text:span text:style-name="T25">start </text:span><text:span text:style-name="T13">; </text:span><text:span text:style-name="T16">i</text:span><text:span text:style-name="T3">--</text:span><text:span text:style-name="T13">) {</text:span></text:p>
      <text:p text:style-name="P7"><text:span text:style-name="T12"><text:s text:c="16"/></text:span><text:span text:style-name="T3">if</text:span><text:span text:style-name="T13">(</text:span><text:span text:style-name="T25">arr</text:span><text:span text:style-name="T13">[</text:span><text:span text:style-name="T16">i</text:span><text:span text:style-name="T13">]</text:span><text:span text:style-name="T3">==</text:span><text:span text:style-name="T25">target</text:span><text:span text:style-name="T13">){</text:span></text:p>
      <text:p text:style-name="P7"><text:span text:style-name="T12"><text:s text:c="20"/></text:span><text:span text:style-name="T3">return </text:span><text:span text:style-name="T16">i</text:span><text:span text:style-name="T13">;</text:span></text:p>
      <text:p text:style-name="P8"><text:s text:c="16"/><text:span text:style-name="T16">}</text:span></text:p>
      <text:p text:style-name="P8"><text:s text:c="12"/><text:span text:style-name="T16">}</text:span></text:p>
      <text:p text:style-name="P8"><text:s text:c="8"/><text:span text:style-name="T16">}</text:span></text:p>
      <text:p text:style-name="P7"><text:span text:style-name="T12"><text:s text:c="8"/></text:span><text:span text:style-name="T3">return -</text:span><text:span text:style-name="T31">1</text:span><text:span text:style-name="T13">; <text:s/></text:span><text:span text:style-name="T30">// if target was not found than return -1</text:span></text:p>
      <text:p text:style-name="P7"><text:span text:style-name="T28"><text:s text:c="4"/></text:span><text:span text:style-name="T13">}</text:span></text:p>
      <text:p text:style-name="P5">}</text:p>
      <text:p text:style-name="P1"/>
      <text:p text:style-name="P2"><text:span text:style-name="T1">4. Write a program to create a room class, the attributes/variables of this class is roomno,</text:span></text:p>
      <text:p text:style-name="Standard"><text:span text:style-name="T1">roomtype, and roomarea. In this class, the member functions are setdata and displaydata.</text:span></text:p>
      <text:p text:style-name="Standard"><text:span text:style-name="T1">The program should perform some tasks such as assigning roomarea, printing room details,</text:span></text:p>
      <text:p text:style-name="Standard"><text:span text:style-name="T1">etc.</text:span></text:p>
      <text:p text:style-name="Standard"><text:span text:style-name="T1"/></text:p>
      <text:p text:style-name="P4"><text:span text:style-name="T5">package </text:span><text:span text:style-name="T11">com.OOP</text:span><text:span text:style-name="T15">;</text:span></text:p>
      <text:p text:style-name="P9">//import java.util.Scanner;</text:p>
      <text:p text:style-name="P6"><text:span text:style-name="T2">public class </text:span><text:span text:style-name="T6">Room </text:span><text:span text:style-name="T12">{</text:span></text:p>
      <text:p text:style-name="P9">// <text:s text:c="4"/>Scanner in = new Scanner(System.in);</text:p>
      <text:p text:style-name="P7"><text:span text:style-name="T28"><text:s text:c="5"/></text:span><text:span text:style-name="T3">int </text:span><text:span text:style-name="T16">roomno</text:span><text:span text:style-name="T13">;</text:span></text:p>
      <text:p text:style-name="P7"><text:span text:style-name="T12"><text:s text:c="5"/></text:span><text:span text:style-name="T10">String <text:s/></text:span><text:span text:style-name="T16">roomtype</text:span><text:span text:style-name="T13">;</text:span></text:p>
      <text:p text:style-name="P7"><text:span text:style-name="T12"><text:s text:c="5"/></text:span><text:span text:style-name="T3">float </text:span><text:span text:style-name="T16">roomarea</text:span><text:span text:style-name="T13">;</text:span></text:p>
      <text:p text:style-name="P7"><text:span text:style-name="T12"><text:s text:c="4"/></text:span><text:span text:style-name="T3">public static void </text:span><text:span text:style-name="T20">main</text:span><text:span text:style-name="T13">(</text:span><text:span text:style-name="T10">String</text:span><text:span text:style-name="T13">[] </text:span><text:span text:style-name="T25">args</text:span><text:span text:style-name="T13">) {</text:span></text:p>
      <text:p text:style-name="P7"><text:span text:style-name="T12"><text:s text:c="8"/></text:span><text:span text:style-name="T10">Room </text:span><text:span text:style-name="T16">room </text:span><text:span text:style-name="T3">= new </text:span><text:span text:style-name="T20">Room</text:span><text:span text:style-name="T13">();</text:span></text:p>
      <text:p text:style-name="P7"><text:span text:style-name="T12"><text:s text:c="8"/></text:span><text:span text:style-name="T16">room</text:span><text:span text:style-name="T13">.</text:span><text:span text:style-name="T20">setdata</text:span><text:span text:style-name="T13">();</text:span></text:p>
      <text:p text:style-name="P7"><text:span text:style-name="T12"><text:s text:c="8"/></text:span><text:span text:style-name="T16">room</text:span><text:span text:style-name="T13">.</text:span><text:span text:style-name="T20">displaydata</text:span><text:span text:style-name="T13">();</text:span></text:p>
      <text:p text:style-name="P8"><text:s text:c="4"/><text:span text:style-name="T16">}</text:span></text:p>
      <text:p text:style-name="P7"><text:span text:style-name="T12"><text:s text:c="3"/></text:span><text:span text:style-name="T3">void </text:span><text:span text:style-name="T20">displaydata</text:span><text:span text:style-name="T13">() {</text:span></text:p>
      <text:p text:style-name="P7"><text:span text:style-name="T12"><text:s text:c="8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6">"Room number is : " </text:span><text:span text:style-name="T3">+ </text:span><text:span text:style-name="T16">roomno </text:span><text:span text:style-name="T13">);</text:span></text:p>
      <text:p text:style-name="P7"><text:span text:style-name="T12"><text:s text:c="7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6">"Room type is : " </text:span><text:span text:style-name="T3">+ </text:span><text:span text:style-name="T16">roomtype</text:span><text:span text:style-name="T13">);</text:span></text:p>
      <text:p text:style-name="P7"><text:span text:style-name="T12"><text:s text:c="7"/></text:span><text:span text:style-name="T10">System</text:span><text:span text:style-name="T13">.</text:span><text:span text:style-name="T22">out</text:span><text:span text:style-name="T13">.</text:span><text:span text:style-name="T20">println</text:span><text:span text:style-name="T13">(</text:span><text:span text:style-name="T26">"Room area is : " </text:span><text:span text:style-name="T3">+ </text:span><text:span text:style-name="T16">roomarea</text:span><text:span text:style-name="T13">);</text:span></text:p>
      <text:p text:style-name="P8"><text:s text:c="4"/><text:span text:style-name="T16">}</text:span></text:p>
      <text:p text:style-name="P7"><text:span text:style-name="T12"><text:s text:c="3"/></text:span><text:span text:style-name="T3">void </text:span><text:span text:style-name="T20">setdata</text:span><text:span text:style-name="T13">() {</text:span></text:p>
      <text:p text:style-name="P7"><text:span text:style-name="T12"><text:s text:c="8"/></text:span><text:span text:style-name="T16">roomno </text:span><text:span text:style-name="T3">= </text:span><text:span text:style-name="T31">227</text:span><text:span text:style-name="T13">;</text:span></text:p>
      <text:p text:style-name="P7"><text:span text:style-name="T12"><text:s text:c="8"/></text:span><text:span text:style-name="T16">roomtype </text:span><text:span text:style-name="T3">= </text:span><text:span text:style-name="T26">"Delux"</text:span><text:span text:style-name="T13">;</text:span></text:p>
      <text:p text:style-name="P7"><text:span text:style-name="T12"><text:s text:c="8"/></text:span><text:span text:style-name="T16">roomarea </text:span><text:span text:style-name="T3">= </text:span><text:span text:style-name="T31">130.55f</text:span><text:span text:style-name="T13">;</text:span></text:p>
      <text:p text:style-name="P8"><text:s text:c="4"/><text:span text:style-name="T16">}</text:span></text:p>
      <text:p text:style-name="P5">}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4-12T23:36:01.83</meta:creation-date>
    <meta:document-statistic meta:table-count="0" meta:image-count="0" meta:object-count="0" meta:page-count="4" meta:paragraph-count="114" meta:word-count="447" meta:character-count="3698"/>
    <dc:date>2022-04-12T23:49:28.06</dc:date>
    <dc:creator>Hardik Patel</dc:creator>
    <meta:editing-duration>PT13M26S</meta:editing-duration>
    <meta:editing-cycles>1</meta:editing-cycles>
    <meta:generator>OpenOffice/4.1.11$Win32 OpenOffice.org_project/4111m1$Build-9808</meta:generator>
  </office:meta>
</office:document-meta>
</file>